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3.709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749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.5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value-type" style:repeat-content="false"/>
      <style:paragraph-properties fo:margin-left="0in"/>
      <style:text-properties fo:color="#333333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.5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/>
      <style:paragraph-properties fo:margin-left="0in"/>
      <style:text-properties fo:color="#333333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imbus Sans" style:font-size-asian="10.5pt" style:language-asian="zh" style:country-asian="CN" style:font-style-asian="normal" style:font-weight-asian="bold" style:font-name-complex="DejaVu Sans Mono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51" style:family="table-cell" style:parent-style-name="Default"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 fo:font-size="10.5pt" style:font-size-asian="10.5pt" style:font-size-complex="10.5pt"/>
    </style:style>
    <style:style style:name="ce53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italic" style:font-weight-asian="bold" style:font-name-complex="DejaVu Sans Mono" style:font-size-complex="10.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italic" style:font-weight-asian="bold" style:font-name-complex="DejaVu Sans Mono" style:font-size-complex="10.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esentac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46" office:value-type="string" calcext:value-type="string">
            <text:p>MINISTERIO DEL TRABAJO</text:p>
          </table:table-cell>
          <table:table-cell table:number-columns-repeated="1023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46" office:value-type="string" calcext:value-type="string">
            <text:p>SERVICIO NACIONAL DE APRENDIZAJE “SENA”</text:p>
          </table:table-cell>
          <table:table-cell table:number-columns-repeated="1023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47" office:value-type="string" calcext:value-type="string">
            <text:p>REGIONAL DISTRITO CAPITAL</text:p>
          </table:table-cell>
          <table:table-cell table:number-columns-repeated="1023"/>
        </table:table-row>
        <table:table-row table:style-name="ro1">
          <table:table-cell table:style-name="ce47"/>
          <table:table-cell table:number-columns-repeated="1023"/>
        </table:table-row>
        <table:table-row table:style-name="ro1">
          <table:table-cell table:style-name="ce47" office:value-type="string" calcext:value-type="string">
            <text:p>CENTRO DE GESTIÓN DE MERCADOS, LOGÍSTICA Y TECNOLOGÍAS DE LA INFORMACIÓN</text:p>
          </table:table-cell>
          <table:table-cell table:number-columns-repeated="1023"/>
        </table:table-row>
        <table:table-row table:style-name="ro1">
          <table:table-cell table:style-name="ce47"/>
          <table:table-cell table:number-columns-repeated="1023"/>
        </table:table-row>
        <table:table-row table:style-name="ro1">
          <table:table-cell table:style-name="ce48" office:value-type="string" calcext:value-type="string">
            <text:p>PROGRAMACIÓN PARA ANALÍTICA DE DATOS</text:p>
          </table:table-cell>
          <table:table-cell/>
          <table:table-cell table:style-name="ce59" office:value-type="float" office:value="2671743" calcext:value-type="float">
            <text:p>2671743</text:p>
          </table:table-cell>
          <table:table-cell table:number-columns-repeated="1021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 office:value-type="string" calcext:value-type="string">
            <text:p>Ingeniero</text:p>
          </table:table-cell>
          <table:table-cell/>
          <table:table-cell table:style-name="ce60" office:value-type="string" calcext:value-type="string">
            <text:p>José Fernando Galindo</text:p>
          </table:table-cell>
          <table:table-cell table:number-columns-repeated="1021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 office:value-type="string" calcext:value-type="string">
            <text:p>apprendiz</text:p>
          </table:table-cell>
          <table:table-cell/>
          <table:table-cell table:style-name="ce61" office:value-type="string" calcext:value-type="string">
            <text:p>Gabriel Eduardo Masutier Robayo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Presentacion Final Primer Trimestre</text:p>
          </table:table-cell>
          <table:table-cell/>
          <table:table-cell table:style-name="ce61" office:value-type="string" calcext:value-type="string">
            <text:p>Dataicfes 2012_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Bogotá, Colombia</text:p>
          </table:table-cell>
          <table:table-cell/>
          <table:table-cell table:style-name="ce61" office:value-type="string" calcext:value-type="string">
            <text:p>Junio 202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office:value-type="string" calcext:value-type="string">
            <text:p>Alguna de la informacion corresponde a la entrega del primer trimestr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rzo 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 colaboracion de l@s aprendices</text:p>
          </table:table-cell>
          <table:table-cell/>
          <table:table-cell table:style-name="ce61" office:value-type="string" calcext:value-type="string">
            <text:p>Luna Camila Salcedo Cardozo y Leidy Katherin Varon Andrad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Archivo fuente Link:</text:p>
          </table:table-cell>
          <table:table-cell/>
          <table:table-cell table:style-name="ce10" office:value-type="string" calcext:value-type="string">
            <text:p>Sena Territorium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Archivo</text:p>
          </table:table-cell>
          <table:table-cell/>
          <table:table-cell table:style-name="ce62" office:value-type="string" calcext:value-type="string">
            <text:p>SB11-20121-RGSTRO-CLFCCN-V1-0-txt.csv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Duplicado para uso</text:p>
          </table:table-cell>
          <table:table-cell/>
          <table:table-cell table:style-name="ce10" office:value-type="string" calcext:value-type="string">
            <text:p>SB11-20121-RGSTRO-CLFCCN-V1-0-txt.csv</text:p>
          </table:table-cell>
          <table:table-cell table:style-name="ce60" office:value-type="string" calcext:value-type="string">
            <text:p>Sep = </text:p>
          </table:table-cell>
          <table:table-cell table:style-name="ce51" office:value-type="string" calcext:value-type="string">
            <text:p>”,”</text:p>
          </table:table-cell>
          <table:table-cell table:style-name="ce60" office:value-type="string" calcext:value-type="string">
            <text:p>string delimiter =</text:p>
          </table:table-cell>
          <table:table-cell table:style-name="ce68" office:value-type="string" calcext:value-type="string">
            <text:p>’“‘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4" office:value-type="string" calcext:value-type="string">
            <text:p>Diccionario</text:p>
          </table:table-cell>
          <table:table-cell/>
          <table:table-cell table:style-name="ce63" office:value-type="string" calcext:value-type="string">
            <text:p>Diccionario Saber11 2010-1 a 2014-1.pdf</text:p>
          </table:table-cell>
          <table:table-cell table:style-name="ce60"/>
          <table:table-cell table:style-name="ce51"/>
          <table:table-cell table:style-name="ce60"/>
          <table:table-cell table:style-name="ce68"/>
          <table:table-cell table:style-name="ce7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Herramientas usadas en el analisis</text:p>
          </table:table-cell>
          <table:table-cell/>
          <table:table-cell table:style-name="ce10" office:value-type="string" calcext:value-type="string">
            <text:p>Jupiter Notebook</text:p>
          </table:table-cell>
          <table:table-cell table:style-name="ce10" office:value-type="string" calcext:value-type="string" table:number-columns-spanned="2" table:number-rows-spanned="1">
            <text:p>Python</text:p>
          </table:table-cell>
          <table:covered-table-cell table:style-name="ce7"/>
          <table:table-cell table:style-name="ce10" office:value-type="string" calcext:value-type="string">
            <text:p>Pandas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Libre Office Calc</text:p>
          </table:table-cell>
          <table:table-cell table:style-name="ce10" office:value-type="string" calcext:value-type="string" table:number-columns-spanned="2" table:number-rows-spanned="1">
            <text:p>VS Codium</text:p>
          </table:table-cell>
          <table:covered-table-cell/>
          <table:table-cell table:style-name="ce10" office:value-type="string" calcext:value-type="string">
            <text:p>Libre Office Wo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datetime</text:p>
          </table:table-cell>
          <table:table-cell table:style-name="ce10" office:value-type="string" calcext:value-type="string" table:number-columns-spanned="2" table:number-rows-spanned="1">
            <text:p>csv</text:p>
          </table:table-cell>
          <table:covered-table-cell table:style-name="ce7"/>
          <table:table-cell table:style-name="ce7" office:value-type="string" calcext:value-type="string">
            <text:p>dateuti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4" office:value-type="string" calcext:value-type="string">
            <text:p>El Archivo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style-name="ce56" office:value-type="string" calcext:value-type="string">
            <text:p>data.shape</text:p>
          </table:table-cell>
          <table:table-cell/>
          <table:table-cell table:style-name="ce64" office:value-type="string" calcext:value-type="string">
            <text:p>(45390, 115)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row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columns</text:p>
          </table:table-cell>
          <table:table-cell/>
          <table:table-cell table:style-name="ce65" office:value-type="float" office:value="115" calcext:value-type="float">
            <text:p>115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registro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58" office:value-type="string" calcext:value-type="string">
            <text:p>El Archivo despues de eliminar las columnas no necesarias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data.shape</text:p>
          </table:table-cell>
          <table:table-cell/>
          <table:table-cell table:style-name="ce66" office:value-type="string" calcext:value-type="string">
            <text:p>(45390, 21)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row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columns</text:p>
          </table:table-cell>
          <table:table-cell/>
          <table:table-cell table:style-name="ce67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registros</text:p>
          </table:table-cell>
          <table:table-cell/>
          <table:table-cell table:style-name="ce67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columnas eliminadas</text:p>
          </table:table-cell>
          <table:table-cell/>
          <table:table-cell table:style-name="ce67" office:value-type="float" office:value="95" calcext:value-type="float">
            <text:p>9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cumentos relacion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B11-20121-RGSTRO-CLFCCN-V1-0-txt.csv</text:p>
          </table:table-cell>
          <table:table-cell/>
          <table:table-cell office:value-type="string" calcext:value-type="string">
            <text:p>documento csv original inta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11_2012_1.csv</text:p>
          </table:table-cell>
          <table:table-cell/>
          <table:table-cell office:value-type="string" calcext:value-type="string">
            <text:p>Tabla de Hech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e_saber_11_2012_1.ods</text:p>
          </table:table-cell>
          <table:table-cell/>
          <table:table-cell office:value-type="string" calcext:value-type="string">
            <text:p>el presente docu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e_saber_11_2012_1.odt</text:p>
          </table:table-cell>
          <table:table-cell/>
          <table:table-cell office:value-type="string" calcext:value-type="string">
            <text:p>documento de presentacion en 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ccionario Saber11 2010-1 a 2014-1.pdf</text:p>
          </table:table-cell>
          <table:table-cell/>
          <table:table-cell office:value-type="string" calcext:value-type="string">
            <text:p>diccionario de terminos del ICF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11_2012_1_Report.html</text:p>
          </table:table-cell>
          <table:table-cell/>
          <table:table-cell office:value-type="string" calcext:value-type="string">
            <text:p>Reporte generado por app ydata_profil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mens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BILIN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CARAC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GEN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NATU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DESING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EPAIS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TDOC.csv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bla de Hechos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H_SB11_2012_1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Dimenciones con los Error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DM_wrongAge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wrongColeF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wrongColeM.csv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umnas utiles" table:style-name="ta1">
        <table:table-column table:style-name="co10" table:default-cell-style-name="ce66"/>
        <table:table-column table:style-name="co9" table:default-cell-style-name="Default"/>
        <table:table-row table:style-name="ro3">
          <table:table-cell table:style-name="ce42" office:value-type="string" calcext:value-type="string">
            <text:p>COLUMNS</text:p>
          </table:table-cell>
          <table:table-cell/>
        </table:table-row>
        <table:table-row table:style-name="ro3">
          <table:table-cell office:value-type="string" calcext:value-type="string">
            <text:p>Columna ESTU_TIPO_DOCUMENTO: 7 subnive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lumna ESTU_PAIS_RESIDE: 21 subniveles</text:p>
          </table:table-cell>
          <table:table-cell table:formula="of:=[.B2]+1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lumna ESTU_GENERO: 3 subniveles</text:p>
          </table:table-cell>
          <table:table-cell table:formula="of:=[.B3]+1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lumna ESTU_NACIMIENTO_DIA: 31 subniveles</text:p>
          </table:table-cell>
          <table:table-cell table:formula="of:=[.B4]+1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lumna ESTU_NACIMIENTO_MES: 12 subniveles</text:p>
          </table:table-cell>
          <table:table-cell table:formula="of:=[.B5]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lumna ESTU_NACIMIENTO_ANNO: 66 subniveles</text:p>
          </table:table-cell>
          <table:table-cell table:formula="of:=[.B6]+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lumna ESTU_EDAD: 62 subniveles</text:p>
          </table:table-cell>
          <table:table-cell table:formula="of:=[.B7]+1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lumna FECHA_ANO: 4242 subniveles</text:p>
          </table:table-cell>
          <table:table-cell table:formula="of:=[.B8]+1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olumna EDAD: 32 subniveles</text:p>
          </table:table-cell>
          <table:table-cell table:formula="of:=[.B9]+1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olumna ESTU_COD_RESIDE_MCPIO: 938 subniveles</text:p>
          </table:table-cell>
          <table:table-cell table:formula="of:=[.B10]+1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lumna ESTU_RESIDE_MCPIO: 875 subniveles</text:p>
          </table:table-cell>
          <table:table-cell table:formula="of:=[.B11]+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umna ESTU_RESIDE_DEPTO: 33 subniveles</text:p>
          </table:table-cell>
          <table:table-cell table:formula="of:=[.B12]+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olumna COLE_GENERO: 3 subniveles</text:p>
          </table:table-cell>
          <table:table-cell table:formula="of:=[.B13]+1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olumna COLE_NATURALEZA: 2 subniveles</text:p>
          </table:table-cell>
          <table:table-cell table:formula="of:=[.B14]+1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olumna COLE_BILINGUE: 2 subniveles</text:p>
          </table:table-cell>
          <table:table-cell table:formula="of:=[.B15]+1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olumna COLE_CARACTER: 5 subniveles</text:p>
          </table:table-cell>
          <table:table-cell table:formula="of:=[.B16]+1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olumna PUNT_INGLES: 46 subniveles</text:p>
          </table:table-cell>
          <table:table-cell table:formula="of:=[.B17]+1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lumna DESEMP_INGLES: 5 subniveles</text:p>
          </table:table-cell>
          <table:table-cell table:formula="of:=[.B18]+1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Columna ESTU_PUESTO: 1000 subniveles</text:p>
          </table:table-cell>
          <table:table-cell table:formula="of:=[.B19]+1" office:value-type="float" office:value="18" calcext:value-type="float">
            <text:p>18</text:p>
          </table:table-cell>
        </table:table-row>
      </table:table>
      <table:table table:name="columns eliminadas" table:style-name="ta1">
        <table:table-column table:style-name="co10" table:default-cell-style-name="ce66"/>
        <table:table-column table:style-name="co9" table:number-columns-repeated="2" table:default-cell-style-name="Default"/>
        <table:table-row table:style-name="ro3">
          <table:table-cell table:style-name="ce42" office:value-type="string" calcext:value-type="string">
            <text:p>COLUMNS</text:p>
          </table:table-cell>
          <table:table-cell table:style-name="ce43" office:value-type="string" calcext:value-type="string">
            <text:p>DELETE</text:p>
          </table:table-cell>
          <table:table-cell/>
        </table:table-row>
        <table:table-row table:style-name="ro3">
          <table:table-cell office:value-type="string" calcext:value-type="string">
            <text:p>Columna PERIODO: 1 subniveles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lumna ESTU_LIMITA_BAJAVISION: 0 subniveles</text:p>
          </table:table-cell>
          <table:table-cell office:value-type="string" calcext:value-type="string">
            <text:p>XXX</text:p>
          </table:table-cell>
          <table:table-cell table:formula="of:=[.C2]+1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lumna ESTU_LIMITA_SORDOCEGUERA: 1 subniveles</text:p>
          </table:table-cell>
          <table:table-cell office:value-type="string" calcext:value-type="string">
            <text:p>XXX</text:p>
          </table:table-cell>
          <table:table-cell table:formula="of:=[.C3]+1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lumna ESTU_LIMITA_COGNITIVA: 1 subniveles</text:p>
          </table:table-cell>
          <table:table-cell office:value-type="string" calcext:value-type="string">
            <text:p>XXX</text:p>
          </table:table-cell>
          <table:table-cell table:formula="of:=[.C4]+1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lumna ESTU_LIMITA_INVIDENTE: 1 subniveles</text:p>
          </table:table-cell>
          <table:table-cell office:value-type="string" calcext:value-type="string">
            <text:p>XXX</text:p>
          </table:table-cell>
          <table:table-cell table:formula="of:=[.C5]+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lumna ESTU_LIMITA_MOTRIZ: 1 subniveles</text:p>
          </table:table-cell>
          <table:table-cell office:value-type="string" calcext:value-type="string">
            <text:p>XXX</text:p>
          </table:table-cell>
          <table:table-cell table:formula="of:=[.C6]+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lumna ESTU_LIMITA_SORDOINTERPRETE: 1 subniveles</text:p>
          </table:table-cell>
          <table:table-cell office:value-type="string" calcext:value-type="string">
            <text:p>XXX</text:p>
          </table:table-cell>
          <table:table-cell table:formula="of:=[.C7]+1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lumna ESTU_LIMITA_SORDONOINTERPRETE: 1 subniveles</text:p>
          </table:table-cell>
          <table:table-cell office:value-type="string" calcext:value-type="string">
            <text:p>XXX</text:p>
          </table:table-cell>
          <table:table-cell table:formula="of:=[.C8]+1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olumna ESTU_ZONA_RESIDE: 10 subniveles</text:p>
          </table:table-cell>
          <table:table-cell office:value-type="string" calcext:value-type="string">
            <text:p>XXX</text:p>
          </table:table-cell>
          <table:table-cell table:formula="of:=[.C9]+1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olumna ESTU_AREA_RESIDE: 2 subniveles</text:p>
          </table:table-cell>
          <table:table-cell office:value-type="string" calcext:value-type="string">
            <text:p>XXX</text:p>
          </table:table-cell>
          <table:table-cell table:formula="of:=[.C10]+1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lumna IND_COD_ICFES_TERMINO: 8823 subniveles</text:p>
          </table:table-cell>
          <table:table-cell office:value-type="string" calcext:value-type="string">
            <text:p>XXX</text:p>
          </table:table-cell>
          <table:table-cell table:formula="of:=[.C11]+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umna COLE_COD_ICFES: 8264 subniveles</text:p>
          </table:table-cell>
          <table:table-cell office:value-type="string" calcext:value-type="string">
            <text:p>XXX</text:p>
          </table:table-cell>
          <table:table-cell table:formula="of:=[.C12]+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olumna COLE_COD_DANE_INSTITUCION: 5958 subniveles</text:p>
          </table:table-cell>
          <table:table-cell office:value-type="string" calcext:value-type="string">
            <text:p>XXX</text:p>
          </table:table-cell>
          <table:table-cell table:formula="of:=[.C13]+1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olumna COLE_NOMBRE_SEDE: 6623 subniveles</text:p>
          </table:table-cell>
          <table:table-cell office:value-type="string" calcext:value-type="string">
            <text:p>XXX</text:p>
          </table:table-cell>
          <table:table-cell table:formula="of:=[.C14]+1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olumna COLE_CALENDARIO: 3 subniveles</text:p>
          </table:table-cell>
          <table:table-cell office:value-type="string" calcext:value-type="string">
            <text:p>XXX</text:p>
          </table:table-cell>
          <table:table-cell table:formula="of:=[.C15]+1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olumna COLE_JORNADA: 6 subniveles</text:p>
          </table:table-cell>
          <table:table-cell office:value-type="string" calcext:value-type="string">
            <text:p>XXX</text:p>
          </table:table-cell>
          <table:table-cell table:formula="of:=[.C16]+1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olumna COLE_VALOR_PENSION: 5 subniveles</text:p>
          </table:table-cell>
          <table:table-cell office:value-type="string" calcext:value-type="string">
            <text:p>XXX</text:p>
          </table:table-cell>
          <table:table-cell table:formula="of:=[.C17]+1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lumna ESTU_VECES_ESTADO: 5 subniveles</text:p>
          </table:table-cell>
          <table:table-cell office:value-type="string" calcext:value-type="string">
            <text:p>XXX</text:p>
          </table:table-cell>
          <table:table-cell table:formula="of:=[.C18]+1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Columna ESTU_CARRDESEADA_TIPO: 4 subniveles</text:p>
          </table:table-cell>
          <table:table-cell office:value-type="string" calcext:value-type="string">
            <text:p>XXX</text:p>
          </table:table-cell>
          <table:table-cell table:formula="of:=[.C19]+1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Columna ESTU_IES_COD_DESEADA: 40 subniveles</text:p>
          </table:table-cell>
          <table:table-cell office:value-type="string" calcext:value-type="string">
            <text:p>XXX</text:p>
          </table:table-cell>
          <table:table-cell table:formula="of:=[.C20]+1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Columna ESTU_IES_COD_MPIO_DESEADA: 21 subniveles</text:p>
          </table:table-cell>
          <table:table-cell office:value-type="string" calcext:value-type="string">
            <text:p>XXX</text:p>
          </table:table-cell>
          <table:table-cell table:formula="of:=[.C21]+1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olumna ESTU_IES_DEPT_DESEADA: 16 subniveles</text:p>
          </table:table-cell>
          <table:table-cell office:value-type="string" calcext:value-type="string">
            <text:p>XXX</text:p>
          </table:table-cell>
          <table:table-cell table:formula="of:=[.C22]+1"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Columna ESTU_IES_DESEADA_NOMBRE: 38 subniveles</text:p>
          </table:table-cell>
          <table:table-cell office:value-type="string" calcext:value-type="string">
            <text:p>XXX</text:p>
          </table:table-cell>
          <table:table-cell table:formula="of:=[.C23]+1"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Columna ESTU_IES_MPIO_DESEADA: 21 subniveles</text:p>
          </table:table-cell>
          <table:table-cell office:value-type="string" calcext:value-type="string">
            <text:p>XXX</text:p>
          </table:table-cell>
          <table:table-cell table:formula="of:=[.C24]+1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Columna ESTU_TOTAL_ALUMNOS_CURSO: 25 subniveles</text:p>
          </table:table-cell>
          <table:table-cell office:value-type="string" calcext:value-type="string">
            <text:p>XXX</text:p>
          </table:table-cell>
          <table:table-cell table:formula="of:=[.C25]+1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Columna ESTU_ANO_MATRICULA_PRIMERO: 7 subniveles</text:p>
          </table:table-cell>
          <table:table-cell office:value-type="string" calcext:value-type="string">
            <text:p>XXX</text:p>
          </table:table-cell>
          <table:table-cell table:formula="of:=[.C26]+1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Columna ESTU_ANO_TERMINO_QUINTO: 7 subniveles</text:p>
          </table:table-cell>
          <table:table-cell office:value-type="string" calcext:value-type="string">
            <text:p>XXX</text:p>
          </table:table-cell>
          <table:table-cell table:formula="of:=[.C27]+1"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Columna ESTU_ANOS_COLEGIO_ACTUAL: 9 subniveles</text:p>
          </table:table-cell>
          <table:table-cell office:value-type="string" calcext:value-type="string">
            <text:p>XXX</text:p>
          </table:table-cell>
          <table:table-cell table:formula="of:=[.C28]+1"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Columna ESTU_ANO_MATRICULA_SEXTO: 7 subniveles</text:p>
          </table:table-cell>
          <table:table-cell office:value-type="string" calcext:value-type="string">
            <text:p>XXX</text:p>
          </table:table-cell>
          <table:table-cell table:formula="of:=[.C29]+1"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olumna ESTU_ANOS_PREESCOLAR: 4 subniveles</text:p>
          </table:table-cell>
          <table:table-cell office:value-type="string" calcext:value-type="string">
            <text:p>XXX</text:p>
          </table:table-cell>
          <table:table-cell table:formula="of:=[.C30]+1"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Columna ESTU_CUANTOS_COLE_ESTUDIO: 3 subniveles</text:p>
          </table:table-cell>
          <table:table-cell office:value-type="string" calcext:value-type="string">
            <text:p>XXX</text:p>
          </table:table-cell>
          <table:table-cell table:formula="of:=[.C31]+1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olumna ESTU_REPROBO_CUARTO: 1 subniveles</text:p>
          </table:table-cell>
          <table:table-cell office:value-type="string" calcext:value-type="string">
            <text:p>XXX</text:p>
          </table:table-cell>
          <table:table-cell table:formula="of:=[.C32]+1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Columna ESTU_REPROBO_DECIMO: 2 subniveles</text:p>
          </table:table-cell>
          <table:table-cell office:value-type="string" calcext:value-type="string">
            <text:p>XXX</text:p>
          </table:table-cell>
          <table:table-cell table:formula="of:=[.C33]+1"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olumna ESTU_REPROBO_NOVENO: 2 subniveles</text:p>
          </table:table-cell>
          <table:table-cell office:value-type="string" calcext:value-type="string">
            <text:p>XXX</text:p>
          </table:table-cell>
          <table:table-cell table:formula="of:=[.C34]+1"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Columna ESTU_REPROBO_OCTAVO: 2 subniveles</text:p>
          </table:table-cell>
          <table:table-cell office:value-type="string" calcext:value-type="string">
            <text:p>XXX</text:p>
          </table:table-cell>
          <table:table-cell table:formula="of:=[.C35]+1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Columna ESTU_REPROBO_PRIMERO: 1 subniveles</text:p>
          </table:table-cell>
          <table:table-cell office:value-type="string" calcext:value-type="string">
            <text:p>XXX</text:p>
          </table:table-cell>
          <table:table-cell table:formula="of:=[.C36]+1"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Columna ESTU_REPROBO_QUINTO: 1 subniveles</text:p>
          </table:table-cell>
          <table:table-cell office:value-type="string" calcext:value-type="string">
            <text:p>XXX</text:p>
          </table:table-cell>
          <table:table-cell table:formula="of:=[.C37]+1"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Columna ESTU_REPROBO_SEGUNDO: 1 subniveles</text:p>
          </table:table-cell>
          <table:table-cell office:value-type="string" calcext:value-type="string">
            <text:p>XXX</text:p>
          </table:table-cell>
          <table:table-cell table:formula="of:=[.C38]+1"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Columna ESTU_REPROBO_SEPTIMO: 2 subniveles</text:p>
          </table:table-cell>
          <table:table-cell office:value-type="string" calcext:value-type="string">
            <text:p>XXX</text:p>
          </table:table-cell>
          <table:table-cell table:formula="of:=[.C39]+1"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Columna ESTU_REPROBO_SEXTO: 2 subniveles</text:p>
          </table:table-cell>
          <table:table-cell office:value-type="string" calcext:value-type="string">
            <text:p>XXX</text:p>
          </table:table-cell>
          <table:table-cell table:formula="of:=[.C40]+1"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Columna ESTU_REPROBO_TERCERO: 2 subniveles</text:p>
          </table:table-cell>
          <table:table-cell office:value-type="string" calcext:value-type="string">
            <text:p>XXX</text:p>
          </table:table-cell>
          <table:table-cell table:formula="of:=[.C41]+1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Columna ESTU_REPROBO_ONCE_MAS: 2 subniveles</text:p>
          </table:table-cell>
          <table:table-cell office:value-type="string" calcext:value-type="string">
            <text:p>XXX</text:p>
          </table:table-cell>
          <table:table-cell table:formula="of:=[.C42]+1"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Columna ESTU_POR_MEJORARPOSICIONSOCIAL: 1 subniveles</text:p>
          </table:table-cell>
          <table:table-cell office:value-type="string" calcext:value-type="string">
            <text:p>XXX</text:p>
          </table:table-cell>
          <table:table-cell table:formula="of:=[.C43]+1"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Columna ESTU_POR_COLOMBIAAPRENDE: 1 subniveles</text:p>
          </table:table-cell>
          <table:table-cell office:value-type="string" calcext:value-type="string">
            <text:p>XXX</text:p>
          </table:table-cell>
          <table:table-cell table:formula="of:=[.C44]+1"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Columna ESTU_POR_INFLUENCIAALGUIEN: 2 subniveles</text:p>
          </table:table-cell>
          <table:table-cell office:value-type="string" calcext:value-type="string">
            <text:p>XXX</text:p>
          </table:table-cell>
          <table:table-cell table:formula="of:=[.C45]+1"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Columna ESTU_POR_INTERESPERSONAL: 1 subniveles</text:p>
          </table:table-cell>
          <table:table-cell office:value-type="string" calcext:value-type="string">
            <text:p>XXX</text:p>
          </table:table-cell>
          <table:table-cell table:formula="of:=[.C46]+1"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Columna ESTU_POR_BUSCANDOCARRERA: 1 subniveles</text:p>
          </table:table-cell>
          <table:table-cell office:value-type="string" calcext:value-type="string">
            <text:p>XXX</text:p>
          </table:table-cell>
          <table:table-cell table:formula="of:=[.C47]+1"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Columna ESTU_POR_TRADICIONFAMILIAR: 2 subniveles</text:p>
          </table:table-cell>
          <table:table-cell office:value-type="string" calcext:value-type="string">
            <text:p>XXX</text:p>
          </table:table-cell>
          <table:table-cell table:formula="of:=[.C48]+1" office:value-type="float" office:value="47" calcext:value-type="float">
            <text:p>47</text:p>
          </table:table-cell>
        </table:table-row>
        <table:table-row table:style-name="ro3">
          <table:table-cell office:value-type="string" calcext:value-type="string">
            <text:p>Columna ESTU_POR_ORIENTACIONVOCACIONAL: 2 subniveles</text:p>
          </table:table-cell>
          <table:table-cell office:value-type="string" calcext:value-type="string">
            <text:p>XXX</text:p>
          </table:table-cell>
          <table:table-cell table:formula="of:=[.C49]+1"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Columna ESTU_RAZON_RETIRO: 5 subniveles</text:p>
          </table:table-cell>
          <table:table-cell office:value-type="string" calcext:value-type="string">
            <text:p>XXX</text:p>
          </table:table-cell>
          <table:table-cell table:formula="of:=[.C50]+1"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Columna ESTU_POR_AMIGOSESTUDIANDO: 2 subniveles</text:p>
          </table:table-cell>
          <table:table-cell office:value-type="string" calcext:value-type="string">
            <text:p>XXX</text:p>
          </table:table-cell>
          <table:table-cell table:formula="of:=[.C51]+1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Columna ESTU_POR_COSTOMATRICULA: 1 subniveles</text:p>
          </table:table-cell>
          <table:table-cell office:value-type="string" calcext:value-type="string">
            <text:p>XXX</text:p>
          </table:table-cell>
          <table:table-cell table:formula="of:=[.C52]+1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Columna ESTU_POR_OPORTUNIDADES: 1 subniveles</text:p>
          </table:table-cell>
          <table:table-cell office:value-type="string" calcext:value-type="string">
            <text:p>XXX</text:p>
          </table:table-cell>
          <table:table-cell table:formula="of:=[.C53]+1"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Columna ESTU_POR_OTRARAZON: 2 subniveles</text:p>
          </table:table-cell>
          <table:table-cell office:value-type="string" calcext:value-type="string">
            <text:p>XXX</text:p>
          </table:table-cell>
          <table:table-cell table:formula="of:=[.C54]+1"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Columna ESTU_PRESTIGIOINSTITUCION: 2 subniveles</text:p>
          </table:table-cell>
          <table:table-cell office:value-type="string" calcext:value-type="string">
            <text:p>XXX</text:p>
          </table:table-cell>
          <table:table-cell table:formula="of:=[.C55]+1"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Columna ESTU_POR_UBICACION: 2 subniveles</text:p>
          </table:table-cell>
          <table:table-cell office:value-type="string" calcext:value-type="string">
            <text:p>XXX</text:p>
          </table:table-cell>
          <table:table-cell table:formula="of:=[.C56]+1"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Columna ESTU_POR_UNICAQUEOFRECE: 2 subniveles</text:p>
          </table:table-cell>
          <table:table-cell office:value-type="string" calcext:value-type="string">
            <text:p>XXX</text:p>
          </table:table-cell>
          <table:table-cell table:formula="of:=[.C57]+1"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Columna ESTU_RETIRARSE_COLEGIO: 1 subniveles</text:p>
          </table:table-cell>
          <table:table-cell office:value-type="string" calcext:value-type="string">
            <text:p>XXX</text:p>
          </table:table-cell>
          <table:table-cell table:formula="of:=[.C58]+1"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Columna ESTU_ETNIA: 18 subniveles</text:p>
          </table:table-cell>
          <table:table-cell office:value-type="string" calcext:value-type="string">
            <text:p>XXX</text:p>
          </table:table-cell>
          <table:table-cell table:formula="of:=[.C59]+1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Columna ESTU_COD_MCPIO_PRESENTACION: 94 subniveles</text:p>
          </table:table-cell>
          <table:table-cell office:value-type="string" calcext:value-type="string">
            <text:p>XXX</text:p>
          </table:table-cell>
          <table:table-cell table:formula="of:=[.C60]+1"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Columna ESTU_MCPIO_PRESENTACION: 94 subniveles</text:p>
          </table:table-cell>
          <table:table-cell office:value-type="string" calcext:value-type="string">
            <text:p>XXX</text:p>
          </table:table-cell>
          <table:table-cell table:formula="of:=[.C61]+1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olumna ESTU_DEPTO_PRESENTACION: 33 subniveles</text:p>
          </table:table-cell>
          <table:table-cell office:value-type="string" calcext:value-type="string">
            <text:p>XXX</text:p>
          </table:table-cell>
          <table:table-cell table:formula="of:=[.C62]+1"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Columna ESTU_EXAM_NOMBREEXAMEN: 1 subniveles</text:p>
          </table:table-cell>
          <table:table-cell office:value-type="string" calcext:value-type="string">
            <text:p>XXX</text:p>
          </table:table-cell>
          <table:table-cell table:formula="of:=[.C63]+1"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Columna FAMI_EDUCA_PADRE: 19 subniveles</text:p>
          </table:table-cell>
          <table:table-cell office:value-type="string" calcext:value-type="string">
            <text:p>XXX</text:p>
          </table:table-cell>
          <table:table-cell table:formula="of:=[.C64]+1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Columna FAMI_EDUCA_MADRE: 19 subniveles</text:p>
          </table:table-cell>
          <table:table-cell office:value-type="string" calcext:value-type="string">
            <text:p>XXX</text:p>
          </table:table-cell>
          <table:table-cell table:formula="of:=[.C65]+1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Columna FAMI_OCUPA_PADRE: 24 subniveles</text:p>
          </table:table-cell>
          <table:table-cell office:value-type="string" calcext:value-type="string">
            <text:p>XXX</text:p>
          </table:table-cell>
          <table:table-cell table:formula="of:=[.C66]+1"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Columna FAMI_OCUPA_MADRE: 24 subniveles</text:p>
          </table:table-cell>
          <table:table-cell office:value-type="string" calcext:value-type="string">
            <text:p>XXX</text:p>
          </table:table-cell>
          <table:table-cell table:formula="of:=[.C67]+1"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Columna FAMI_ESTRATO_VIVIENDA: 7 subniveles</text:p>
          </table:table-cell>
          <table:table-cell office:value-type="string" calcext:value-type="string">
            <text:p>XXX</text:p>
          </table:table-cell>
          <table:table-cell table:formula="of:=[.C68]+1"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Columna FAMI_NIVEL_SISBEN: 5 subniveles</text:p>
          </table:table-cell>
          <table:table-cell office:value-type="string" calcext:value-type="string">
            <text:p>XXX</text:p>
          </table:table-cell>
          <table:table-cell table:formula="of:=[.C69]+1"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Columna FAMI_PERSONAS_HOGAR: 12 subniveles</text:p>
          </table:table-cell>
          <table:table-cell office:value-type="string" calcext:value-type="string">
            <text:p>XXX</text:p>
          </table:table-cell>
          <table:table-cell table:formula="of:=[.C70]+1"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Columna FAMI_CUARTOS_HOGAR: 9 subniveles</text:p>
          </table:table-cell>
          <table:table-cell office:value-type="string" calcext:value-type="string">
            <text:p>XXX</text:p>
          </table:table-cell>
          <table:table-cell table:formula="of:=[.C71]+1"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Columna FAMI_PISOSHOGAR: 5 subniveles</text:p>
          </table:table-cell>
          <table:table-cell office:value-type="string" calcext:value-type="string">
            <text:p>XXX</text:p>
          </table:table-cell>
          <table:table-cell table:formula="of:=[.C72]+1"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Columna FAMI_TELEFONO_FIJO: 2 subniveles</text:p>
          </table:table-cell>
          <table:table-cell office:value-type="string" calcext:value-type="string">
            <text:p>XXX</text:p>
          </table:table-cell>
          <table:table-cell table:formula="of:=[.C73]+1"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Columna FAMI_CELULAR: 2 subniveles</text:p>
          </table:table-cell>
          <table:table-cell office:value-type="string" calcext:value-type="string">
            <text:p>XXX</text:p>
          </table:table-cell>
          <table:table-cell table:formula="of:=[.C74]+1"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Columna FAMI_INTERNET: 2 subniveles</text:p>
          </table:table-cell>
          <table:table-cell office:value-type="string" calcext:value-type="string">
            <text:p>XXX</text:p>
          </table:table-cell>
          <table:table-cell table:formula="of:=[.C75]+1"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Columna FAMI_SERVICIO_TELEVISION: 2 subniveles</text:p>
          </table:table-cell>
          <table:table-cell office:value-type="string" calcext:value-type="string">
            <text:p>XXX</text:p>
          </table:table-cell>
          <table:table-cell table:formula="of:=[.C76]+1"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Columna FAMI_COMPUTADOR: 3 subniveles</text:p>
          </table:table-cell>
          <table:table-cell office:value-type="string" calcext:value-type="string">
            <text:p>XXX</text:p>
          </table:table-cell>
          <table:table-cell table:formula="of:=[.C77]+1"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Columna FAMI_LAVADORA: 2 subniveles</text:p>
          </table:table-cell>
          <table:table-cell office:value-type="string" calcext:value-type="string">
            <text:p>XXX</text:p>
          </table:table-cell>
          <table:table-cell table:formula="of:=[.C78]+1"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Columna FAMI_NEVERA: 2 subniveles</text:p>
          </table:table-cell>
          <table:table-cell office:value-type="string" calcext:value-type="string">
            <text:p>XXX</text:p>
          </table:table-cell>
          <table:table-cell table:formula="of:=[.C79]+1"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Columna FAMI_HORNO: 2 subniveles</text:p>
          </table:table-cell>
          <table:table-cell office:value-type="string" calcext:value-type="string">
            <text:p>XXX</text:p>
          </table:table-cell>
          <table:table-cell table:formula="of:=[.C80]+1"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Columna FAMI_DVD: 2 subniveles</text:p>
          </table:table-cell>
          <table:table-cell office:value-type="string" calcext:value-type="string">
            <text:p>XXX</text:p>
          </table:table-cell>
          <table:table-cell table:formula="of:=[.C81]+1"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Columna FAMI_MICROONDAS: 2 subniveles</text:p>
          </table:table-cell>
          <table:table-cell office:value-type="string" calcext:value-type="string">
            <text:p>XXX</text:p>
          </table:table-cell>
          <table:table-cell table:formula="of:=[.C82]+1"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Columna FAMI_AUTOMOVIL: 2 subniveles</text:p>
          </table:table-cell>
          <table:table-cell office:value-type="string" calcext:value-type="string">
            <text:p>XXX</text:p>
          </table:table-cell>
          <table:table-cell table:formula="of:=[.C83]+1"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Columna FAMI_INGRESO_FMILIAR_MENSUAL: 7 subniveles</text:p>
          </table:table-cell>
          <table:table-cell office:value-type="string" calcext:value-type="string">
            <text:p>XXX</text:p>
          </table:table-cell>
          <table:table-cell table:formula="of:=[.C84]+1"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Columna ESTU_TRABAJA: 7 subniveles</text:p>
          </table:table-cell>
          <table:table-cell office:value-type="string" calcext:value-type="string">
            <text:p>XXX</text:p>
          </table:table-cell>
          <table:table-cell table:formula="of:=[.C85]+1"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Columna ESTU_HORAS_TRABAJA: 21 subniveles</text:p>
          </table:table-cell>
          <table:table-cell office:value-type="string" calcext:value-type="string">
            <text:p>XXX</text:p>
          </table:table-cell>
          <table:table-cell table:formula="of:=[.C86]+1"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Columna PUNT_LENGUAJE: 42 subniveles</text:p>
          </table:table-cell>
          <table:table-cell office:value-type="string" calcext:value-type="string">
            <text:p>XXX</text:p>
          </table:table-cell>
          <table:table-cell table:formula="of:=[.C87]+1"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Columna PUNT_MATEMATICAS: 54 subniveles</text:p>
          </table:table-cell>
          <table:table-cell office:value-type="string" calcext:value-type="string">
            <text:p>XXX</text:p>
          </table:table-cell>
          <table:table-cell table:formula="of:=[.C88]+1"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Columna PUNT_C_SOCIALES: 46 subniveles</text:p>
          </table:table-cell>
          <table:table-cell office:value-type="string" calcext:value-type="string">
            <text:p>XXX</text:p>
          </table:table-cell>
          <table:table-cell table:formula="of:=[.C89]+1"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Columna PUNT_FILOSOFIA: 64 subniveles</text:p>
          </table:table-cell>
          <table:table-cell office:value-type="string" calcext:value-type="string">
            <text:p>XXX</text:p>
          </table:table-cell>
          <table:table-cell table:formula="of:=[.C90]+1"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Columna PUNT_BIOLOGIA: 57 subniveles</text:p>
          </table:table-cell>
          <table:table-cell office:value-type="string" calcext:value-type="string">
            <text:p>XXX</text:p>
          </table:table-cell>
          <table:table-cell table:formula="of:=[.C91]+1"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Columna PUNT_QUIMICA: 55 subniveles</text:p>
          </table:table-cell>
          <table:table-cell office:value-type="string" calcext:value-type="string">
            <text:p>XXX</text:p>
          </table:table-cell>
          <table:table-cell table:formula="of:=[.C92]+1"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Columna PUNT_FISICA: 65 subniveles</text:p>
          </table:table-cell>
          <table:table-cell office:value-type="string" calcext:value-type="string">
            <text:p>XXX</text:p>
          </table:table-cell>
          <table:table-cell table:formula="of:=[.C93]+1"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Columna NOMBRE_COMP_FLEXIBLE: 6 subniveles</text:p>
          </table:table-cell>
          <table:table-cell office:value-type="string" calcext:value-type="string">
            <text:p>XXX</text:p>
          </table:table-cell>
          <table:table-cell table:formula="of:=[.C94]+1"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Columna PUNT_COMP_FLEXIBLE: 31 subniveles</text:p>
          </table:table-cell>
          <table:table-cell office:value-type="string" calcext:value-type="string">
            <text:p>XXX</text:p>
          </table:table-cell>
          <table:table-cell table:formula="of:=[.C95]+1"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Columna DESEMP_COMP_FLEXIBLE: 4 subniveles</text:p>
          </table:table-cell>
          <table:table-cell office:value-type="string" calcext:value-type="string">
            <text:p>XXX</text:p>
          </table:table-cell>
          <table:table-cell table:formula="of:=[.C96]+1"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9:45:51.396370732</meta:creation-date>
    <dc:date>2023-06-15T16:33:15.045292007</dc:date>
    <meta:editing-duration>PT1H26M50S</meta:editing-duration>
    <meta:editing-cycles>12</meta:editing-cycles>
    <meta:generator>LibreOffice/7.3.7.2$Linux_X86_64 LibreOffice_project/30$Build-2</meta:generator>
    <meta:document-statistic meta:table-count="3" meta:cell-count="416" meta:object-count="0"/>
  </office:meta>
</office:document-meta>
</file>